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3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3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4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5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1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2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0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6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69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1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3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3.51895833333333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59">
            <text:p>違章建築拆除案件</text:p>
          </table:table-cell>
          <table:covered-table-cell table:number-columns-repeated="9"/>
          <table:table-cell table:number-columns-spanned="8" table:number-rows-spanned="1" table:style-name="ce61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66">
            <text:p>中華民國104年10月</text:p>
          </table:table-cell>
          <table:covered-table-cell table:number-columns-repeated="9"/>
          <table:table-cell office:value-type="string" table:number-columns-spanned="8" table:number-rows-spanned="1" table:style-name="ce64">
            <text:p><text:s text:c="8"/>October <text:s text:c="3"/>- 2015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63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62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72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73">
            <text:p>總計</text:p>
          </table:table-cell>
          <table:covered-table-cell/>
          <table:table-cell office:value-type="string" table:number-columns-spanned="3" table:number-rows-spanned="2" table:style-name="ce67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1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68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7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38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69">
            <text:p>本</text:p>
            <text:p>月</text:p>
            <text:p>查</text:p>
            <text:p>報</text:p>
            <text:p>數</text:p>
          </table:table-cell>
          <table:table-cell office:value-type="string" table:number-columns-spanned="2" table:number-rows-spanned="1" table:style-name="ce70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4">
            <text:p>至本月底</text:p>
            <text:p>尚未拆除總數</text:p>
          </table:table-cell>
          <table:table-cell office:value-type="string" table:number-columns-spanned="1" table:number-rows-spanned="2" table:style-name="ce69">
            <text:p>本月拆除總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covered-table-cell/>
          <table:table-cell office:value-type="string" table:number-columns-spanned="1" table:number-rows-spanned="2" table:style-name="ce69">
            <text:p>本月尚未</text:p>
            <text:p>拆除數</text:p>
          </table:table-cell>
          <table:table-cell office:value-type="string" table:number-columns-spanned="1" table:number-rows-spanned="2" table:style-name="ce76">
            <text:p>本月</text:p>
            <text:p>拆除數</text:p>
          </table:table-cell>
          <table:table-cell office:value-type="string" table:number-columns-spanned="1" table:number-rows-spanned="2" table:style-name="ce78">
            <text:p>本年度累計至本月底</text:p>
            <text:p>移送法辦數</text:p>
          </table:table-cell>
          <table:table-cell office:value-type="string" table:number-columns-spanned="1" table:number-rows-spanned="2" table:style-name="ce77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42458" table:style-name="ce11">
            <text:p><text:s/>642,458<text:s/></text:p>
          </table:table-cell>
          <table:table-cell office:value-type="float" office:value="1733" table:style-name="ce12">
            <text:p><text:s/>1,733<text:s/></text:p>
          </table:table-cell>
          <table:table-cell office:value-type="float" office:value="38473" table:style-name="ce12">
            <text:p><text:s/>38,47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573355" table:style-name="ce12">
            <text:p><text:s/>573,35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98" table:style-name="ce12">
            <text:p><text:s/>398<text:s/></text:p>
          </table:table-cell>
          <table:table-cell office:value-type="float" office:value="26725" table:style-name="ce12">
            <text:p><text:s/>26,725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647" table:style-name="ce12">
            <text:p><text:s/>647<text:s/></text:p>
          </table:table-cell>
          <table:table-cell office:value-type="float" office:value="4579" table:style-name="ce12">
            <text:p><text:s/>4,579<text:s/></text:p>
          </table:table-cell>
          <table:table-cell office:value-type="float" office:value="3905" table:style-name="ce12">
            <text:p><text:s/>3,905<text:s/></text:p>
          </table:table-cell>
          <table:table-cell office:value-type="float" office:value="674" table:style-name="ce12">
            <text:p><text:s/>674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8" table:style-name="ce12">
            <text:p><text:s/>8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3263" table:style-name="ce11">
            <text:p><text:s/>203,263<text:s/></text:p>
          </table:table-cell>
          <table:table-cell office:value-type="float" office:value="470" table:style-name="ce12">
            <text:p><text:s/>47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0334" table:style-name="ce12">
            <text:p><text:s/>190,3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8" table:style-name="ce12">
            <text:p><text:s/>198<text:s/></text:p>
          </table:table-cell>
          <table:table-cell office:value-type="float" office:value="11110" table:style-name="ce12">
            <text:p><text:s/>11,11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10" table:style-name="ce12">
            <text:p><text:s/>210<text:s/></text:p>
          </table:table-cell>
          <table:table-cell office:value-type="float" office:value="1881" table:style-name="ce12">
            <text:p><text:s/>1,881<text:s/></text:p>
          </table:table-cell>
          <table:table-cell office:value-type="float" office:value="1819" table:style-name="ce12">
            <text:p><text:s/>1,819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4" table:style-name="ce12">
            <text:p><text:s/>4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4467" table:style-name="ce11">
            <text:p><text:s/>84,467<text:s/></text:p>
          </table:table-cell>
          <table:table-cell office:value-type="float" office:value="362" table:style-name="ce12">
            <text:p><text:s/>362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5628" table:style-name="ce12">
            <text:p><text:s/>75,62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8" table:style-name="ce12">
            <text:p><text:s/>128<text:s/></text:p>
          </table:table-cell>
          <table:table-cell office:value-type="float" office:value="1929" table:style-name="ce12">
            <text:p><text:s/>1,92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71" table:style-name="ce12">
            <text:p><text:s/>171<text:s/></text:p>
          </table:table-cell>
          <table:table-cell office:value-type="float" office:value="411" table:style-name="ce12">
            <text:p><text:s/>411<text:s/></text:p>
          </table:table-cell>
          <table:table-cell office:value-type="float" office:value="348" table:style-name="ce12">
            <text:p><text:s/>348<text:s/></text:p>
          </table:table-cell>
          <table:table-cell office:value-type="float" office:value="63" table:style-name="ce12">
            <text:p><text:s/>63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3" table:style-name="ce12">
            <text:p><text:s/>3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50667" table:style-name="ce11">
            <text:p><text:s/>50,667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5147" table:style-name="ce12">
            <text:p><text:s/>45,14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270" table:style-name="ce12">
            <text:p><text:s/>4,27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516" table:style-name="ce12">
            <text:p><text:s/>516<text:s/></text:p>
          </table:table-cell>
          <table:table-cell office:value-type="float" office:value="516" table:style-name="ce12">
            <text:p><text:s/>51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65617" table:style-name="ce11">
            <text:p><text:s/>65,617<text:s/></text:p>
          </table:table-cell>
          <table:table-cell office:value-type="float" office:value="286" table:style-name="ce12">
            <text:p><text:s/>286<text:s/></text:p>
          </table:table-cell>
          <table:table-cell office:value-type="float" office:value="16035" table:style-name="ce12">
            <text:p><text:s/>16,03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47458" table:style-name="ce12">
            <text:p><text:s/>47,45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806" table:style-name="ce12">
            <text:p><text:s/>1,80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543" table:style-name="ce12">
            <text:p><text:s/>543<text:s/></text:p>
          </table:table-cell>
          <table:table-cell office:value-type="float" office:value="318" table:style-name="ce12">
            <text:p><text:s/>318<text:s/></text:p>
          </table:table-cell>
          <table:table-cell office:value-type="float" office:value="225" table:style-name="ce12">
            <text:p><text:s/>225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5339" table:style-name="ce11">
            <text:p><text:s/>25,339<text:s/></text:p>
          </table:table-cell>
          <table:table-cell office:value-type="float" office:value="177" table:style-name="ce12">
            <text:p><text:s/>177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404" table:style-name="ce12">
            <text:p><text:s/>19,40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060" table:style-name="ce12">
            <text:p><text:s/>2,06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8" table:style-name="ce12">
            <text:p><text:s/>28<text:s/></text:p>
          </table:table-cell>
          <table:table-cell office:value-type="float" office:value="413" table:style-name="ce12">
            <text:p><text:s/>413<text:s/></text:p>
          </table:table-cell>
          <table:table-cell office:value-type="float" office:value="266" table:style-name="ce12">
            <text:p><text:s/>266<text:s/></text:p>
          </table:table-cell>
          <table:table-cell office:value-type="float" office:value="147" table:style-name="ce12">
            <text:p><text:s/>14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1572" table:style-name="ce11">
            <text:p><text:s/>121,572<text:s/></text:p>
          </table:table-cell>
          <table:table-cell office:value-type="float" office:value="244" table:style-name="ce12">
            <text:p><text:s/>244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9147" table:style-name="ce12">
            <text:p><text:s/>119,14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2" table:style-name="ce12">
            <text:p><text:s/>62<text:s/></text:p>
          </table:table-cell>
          <table:table-cell office:value-type="float" office:value="2057" table:style-name="ce12">
            <text:p><text:s/>2,05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4" table:style-name="ce12">
            <text:p><text:s/>104<text:s/></text:p>
          </table:table-cell>
          <table:table-cell office:value-type="float" office:value="277" table:style-name="ce12">
            <text:p><text:s/>277<text:s/></text:p>
          </table:table-cell>
          <table:table-cell office:value-type="float" office:value="199" table:style-name="ce12">
            <text:p><text:s/>199<text:s/></text:p>
          </table:table-cell>
          <table:table-cell office:value-type="float" office:value="78" table:style-name="ce12">
            <text:p><text:s/>7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88393" table:style-name="ce11">
            <text:p><text:s/>88,393<text:s/></text:p>
          </table:table-cell>
          <table:table-cell office:value-type="float" office:value="149" table:style-name="ce12">
            <text:p><text:s/>149<text:s/></text:p>
          </table:table-cell>
          <table:table-cell office:value-type="float" office:value="10883" table:style-name="ce12">
            <text:p><text:s/>10,88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3709" table:style-name="ce12">
            <text:p><text:s/>73,7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3372" table:style-name="ce12">
            <text:p><text:s/>3,372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47" table:style-name="ce12">
            <text:p><text:s/>47<text:s/></text:p>
          </table:table-cell>
          <table:table-cell office:value-type="float" office:value="527" table:style-name="ce12">
            <text:p><text:s/>527<text:s/></text:p>
          </table:table-cell>
          <table:table-cell office:value-type="float" office:value="429" table:style-name="ce12">
            <text:p><text:s/>429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082" table:style-name="ce13">
            <text:p><text:s/>3,082<text:s/></text:p>
          </table:table-cell>
          <table:table-cell office:value-type="float" office:value="42" table:style-name="ce14">
            <text:p><text:s/>42<text:s/></text:p>
          </table:table-cell>
          <table:table-cell office:value-type="float" office:value="1651" table:style-name="ce14">
            <text:p><text:s/>1,65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74" table:style-name="ce14">
            <text:p><text:s/>1,17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82" table:style-name="ce14">
            <text:p><text:s/>18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3" table:style-name="ce14">
            <text:p><text:s/>33<text:s/></text:p>
          </table:table-cell>
          <table:table-cell office:value-type="float" office:value="84" table:style-name="ce14">
            <text:p><text:s/>84<text:s/></text:p>
          </table:table-cell>
          <table:table-cell office:value-type="float" office:value="75" table:style-name="ce14">
            <text:p><text:s/>75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6318" table:style-name="ce13">
            <text:p><text:s/>6,318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108" table:style-name="ce14">
            <text:p><text:s/>1,1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722" table:style-name="ce14">
            <text:p><text:s/>4,72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52" table:style-name="ce14">
            <text:p><text:s/>45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7" table:style-name="ce14">
            <text:p><text:s/>37<text:s/></text:p>
          </table:table-cell>
          <table:table-cell office:value-type="float" office:value="36" table:style-name="ce14">
            <text:p><text:s/>36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557" table:style-name="ce13">
            <text:p><text:s/>2,557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79" table:style-name="ce14">
            <text:p><text:s/>2,47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7" table:style-name="ce14">
            <text:p><text:s/>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21" table:style-name="ce14">
            <text:p><text:s/>21<text:s/></text:p>
          </table:table-cell>
          <table:table-cell office:value-type="float" office:value="21" table:style-name="ce14">
            <text:p><text:s/>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7315" table:style-name="ce13">
            <text:p><text:s/>7,315<text:s/></text:p>
          </table:table-cell>
          <table:table-cell office:value-type="float" office:value="21" table:style-name="ce14">
            <text:p><text:s/>21<text:s/></text:p>
          </table:table-cell>
          <table:table-cell office:value-type="float" office:value="239" table:style-name="ce14">
            <text:p><text:s/>23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880" table:style-name="ce14">
            <text:p><text:s/>6,88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155" table:style-name="ce14">
            <text:p><text:s/>155<text:s/></text:p>
          </table:table-cell>
          <table:table-cell office:value-type="float" office:value="36" table:style-name="ce14">
            <text:p><text:s/>3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9" table:style-name="ce14">
            <text:p><text:s/>59<text:s/></text:p>
          </table:table-cell>
          <table:table-cell office:value-type="float" office:value="41" table:style-name="ce14">
            <text:p><text:s/>41<text:s/></text:p>
          </table:table-cell>
          <table:table-cell office:value-type="float" office:value="18" table:style-name="ce14">
            <text:p><text:s/>1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086" table:style-name="ce13">
            <text:p><text:s/>2,086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106" table:style-name="ce14">
            <text:p><text:s/>1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878" table:style-name="ce14">
            <text:p><text:s/>1,87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4" table:style-name="ce14">
            <text:p><text:s/>9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2833" table:style-name="ce13">
            <text:p><text:s/>2,833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2114" table:style-name="ce14">
            <text:p><text:s/>2,11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04" table:style-name="ce14">
            <text:p><text:s/>50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85" table:style-name="ce14">
            <text:p><text:s/>18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35" table:style-name="ce14">
            <text:p><text:s/>35<text:s/>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1" table:style-name="ce14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484" table:style-name="ce13">
            <text:p><text:s/>3,48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57" table:style-name="ce14">
            <text:p><text:s/>3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99" table:style-name="ce14">
            <text:p><text:s/>2,69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86" table:style-name="ce14">
            <text:p><text:s/>38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2" table:style-name="ce14">
            <text:p><text:s/>42<text:s/></text:p>
          </table:table-cell>
          <table:table-cell office:value-type="float" office:value="42" table:style-name="ce14">
            <text:p><text:s/>4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3692" table:style-name="ce13">
            <text:p><text:s/>13,692<text:s/></text:p>
          </table:table-cell>
          <table:table-cell office:value-type="float" office:value="18" table:style-name="ce14">
            <text:p><text:s/>18<text:s/></text:p>
          </table:table-cell>
          <table:table-cell office:value-type="float" office:value="855" table:style-name="ce14">
            <text:p><text:s/>8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299" table:style-name="ce14">
            <text:p><text:s/>12,29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80" table:style-name="ce14">
            <text:p><text:s/>48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75" table:style-name="ce14">
            <text:p><text:s/>75<text:s/></text:p>
          </table:table-cell>
          <table:table-cell office:value-type="float" office:value="58" table:style-name="ce14">
            <text:p><text:s/>58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050" table:style-name="ce13">
            <text:p><text:s/>1,050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36" table:style-name="ce14">
            <text:p><text:s/>83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92" table:style-name="ce14">
            <text:p><text:s/>19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22" table:style-name="ce14">
            <text:p><text:s/>22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785" table:style-name="ce13">
            <text:p><text:s/>2,785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40" table:style-name="ce14">
            <text:p><text:s/>2,74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5" table:style-name="ce14">
            <text:p><text:s/>4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7986" table:style-name="ce13">
            <text:p><text:s/>17,986<text:s/></text:p>
          </table:table-cell>
          <table:table-cell office:value-type="float" office:value="32" table:style-name="ce14">
            <text:p><text:s/>32<text:s/></text:p>
          </table:table-cell>
          <table:table-cell office:value-type="float" office:value="932" table:style-name="ce14">
            <text:p><text:s/>9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6797" table:style-name="ce14">
            <text:p><text:s/>16,79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228" table:style-name="ce14">
            <text:p><text:s/>22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59" table:style-name="ce14">
            <text:p><text:s/>59<text:s/></text:p>
          </table:table-cell>
          <table:table-cell office:value-type="float" office:value="29" table:style-name="ce14">
            <text:p><text:s/>29<text:s/>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8844" table:style-name="ce13">
            <text:p><text:s/>8,844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947" table:style-name="ce14">
            <text:p><text:s/>7,94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35" table:style-name="ce14">
            <text:p><text:s/>83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0" table:style-name="ce14">
            <text:p><text:s/>70<text:s/></text:p>
          </table:table-cell>
          <table:table-cell office:value-type="float" office:value="62" table:style-name="ce14">
            <text:p><text:s/>62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352" table:style-name="ce13">
            <text:p><text:s/>16,35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521" table:style-name="ce14">
            <text:p><text:s/>3,5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749" table:style-name="ce14">
            <text:p><text:s/>12,74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7" table:style-name="ce14">
            <text:p><text:s/>7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140" table:style-name="ce11">
            <text:p><text:s/>3,140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528" table:style-name="ce12">
            <text:p><text:s/>2,52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1" table:style-name="ce12">
            <text:p><text:s/>12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572" table:style-name="ce13">
            <text:p><text:s/>2,572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52" table:style-name="ce14">
            <text:p><text:s/>2,45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3" table:style-name="ce14">
            <text:p><text:s/>11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68" table:style-name="ce13">
            <text:p><text:s/>56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6" table:style-name="ce14">
            <text:p><text:s/>7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table:style-name="ce6"/>
          <table:table-cell table:style-name="ce7"/>
          <table:table-cell table:style-name="ce11"/>
          <table:table-cell table:number-columns-repeated="15" table:style-name="ce12"/>
          <table:table-cell table:number-columns-repeated="16366" table:style-name="ce5"/>
        </table:table-row>
        <table:table-row table:number-rows-repeated="2" table:style-name="ro5">
          <table:table-cell table:style-name="ce9"/>
          <table:table-cell table:style-name="ce8"/>
          <table:table-cell table:style-name="ce13"/>
          <table:table-cell table:number-columns-repeated="15" table:style-name="ce14"/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2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29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4" table:style-name="ro7">
          <table:table-cell table:number-columns-repeated="16384"/>
        </table:table-row>
      </table:table>
      <table:table table:name="'file:///D:/CClin/cpaoffice/違章建築/上網資料/104年違建/123550011010410.xls'#2355-00-11" table:style-name="ta2">
        <table:table-source xlink:href="file:///D:/CClin/cpaoffice/違章建築/上網資料/104年違建/123550011010410.xls" table:table-name="2355-00-11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ohome</meta:initial-creator>
    <dc:creator>cpa</dc:creator>
    <meta:creation-date>2003-10-23T06:49:28Z</meta:creation-date>
    <dc:date>2015-12-08T08:43:58Z</dc:date>
    <meta:print-date>2013-12-12T03:50:57Z</meta:print-date>
  </office:meta>
</office:document-meta>
</file>